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fo:font-weight="bold"/>
    </style:style>
    <style:style style:name="T2" style:family="text">
      <style:text-properties fo:language="en" fo:country="US" officeooo:rsid="0019e58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eel the Sound – Ανοιχτός Αισθητηριακός Πίνακας Συμπερίληψης (Ε.Ε.Ε.ΕΚ.)</text:h>
      <text:h text:style-name="P1" text:outline-level="4">Περιγραφή &amp; Σκοπός</text:h>
      <text:p text:style-name="Text_20_body">Η πρότασή μας αφορά τη δημιουργία ενός <text:span text:style-name="T1">διαδραστικού αισθητηριακού πίνακα (Sensory Panel)</text:span>, ο οποίος μετατρέπει ηχητικά και κινητικά ερεθίσματα σε οπτικά μοτίβα μέσω LED. Στο περιβάλλον ενός Ε.Ε.Ε.ΕΚ., οι μαθητές με αυτισμό ή αισθητηριακές αναπηρίες έχουν συχνά ανάγκη από εργαλεία αυτορρύθμισης και χαλάρωσης. Ενώ οι εμπορικές λύσεις είναι δυσπρόσιτες λόγω κόστους, το έργο μας προτείνει μια <text:span text:style-name="T1">Open Source εναλλακτική</text:span>, χαμηλού κόστους, που μπορεί να κατασκευαστεί από οποιοδήποτε σχολείο.</text:p>
      <text:h text:style-name="P1" text:outline-level="4">Παιδαγωγική Αξιοποίηση &amp; Συμμετοχή Μαθητών</text:h>
      <text:p text:style-name="Text_20_body">Το έργο υλοποιείται με τη μέθοδο <text:span text:style-name="T1">Project-Based Learning (PBL)</text:span> και τη συνεργασία τριών εργαστηρίων του σχολείου μας:</text:p>
      <text:list text:style-name="L1">
        <text:list-item>
          <text:p text:style-name="P2"><text:span text:style-name="T1">Εργαστήριο Πληροφορικής:</text:span> Οι μαθητές συμμετέχουν στη σύνδεση του μικροελεγκτή (ESP32) και των αισθητήρων (ήχου και υπερήχων). Πειραματίζονται με τον κώδικα, παραμετροποιώντας τα χρώματα και την ευαισθησία των ερεθισμάτων.</text:p>
        </text:list-item>
        <text:list-item>
          <text:p text:style-name="P2"><text:span text:style-name="T1">Χειροτεχνία:</text:span> Οι μαθητές κατασκευάζουν το ξύλινο πλαίσιο και τοποθετούν το υλικό διάχυσης (plexiglass), μαθαίνοντας τη χρήση εργαλείων και τη σημασία της ακρίβειας στις μετρήσεις.</text:p>
        </text:list-item>
        <text:list-item>
          <text:p text:style-name="P2"><text:span text:style-name="T1">Εργαστήριο Αυτόνομης Διαβίωσης:</text:span> Οι μαθητές λειτουργούν ως "τελικοί χρήστες", δοκιμάζοντας τη συσκευή και αξιολογώντας την ως εργαλείο διαχείρισης άγχους.</text:p>
        </text:list-item>
      </text:list>
      <text:p text:style-name="Text_20_body">Ομάδα Κοινωνικών Λειτουργών <text:s/>- Ψυχολόγων με μαθητές<text:tab/>Θα βοηθήσουν στην επιλογή χρωμάτων σε σχέση με τα διάφορα αισθητήρια, πιθανώς προσωποποιημένα σε κάθε μαθητή.<text:line-break/>Θα αξιολογήσουν τα ωφέλη της λύσης στιυς μαθητές και θα προτείνουν βελτιώσεις / διορθώσεις όπου χρειαστεί.</text:p>
      <text:h text:style-name="P1" text:outline-level="4">Ανοιχτές Τεχνολογίες &amp; Καινοτομία</text:h>
      <text:p text:style-name="Text_20_body">Το έργο βασίζεται πλήρως σε ανοιχτά πρότυπα:</text:p>
      <text:list text:style-name="L2">
        <text:list-item>
          <text:p text:style-name="P3"><text:span text:style-name="T1">Hardware:</text:span> Χρήση <text:span text:style-name="T2">Arduino/</text:span>ESP32 και αισθητήρων HC-SR04/MAX9814.</text:p>
        </text:list-item>
        <text:list-item>
          <text:p text:style-name="P3"><text:span text:style-name="T1">Software:</text:span> Ο κώδικας αναπτύσσεται σε περιβάλλον Arduino IDE και θα διατεθεί στο <text:span text:style-name="T1">GitHub</text:span> με άδεια GPLv3.</text:p>
        </text:list-item>
        <text:list-item>
          <text:p text:style-name="P3"><text:span text:style-name="T1">Τεκμηρίωση:</text:span> Θα δημιουργηθεί αναλυτικό Wiki με οδηγούς κατασκευής και σχέδια 3D εκτύπωσης για τις βάσεις των εξαρτημάτων.</text:p>
        </text:list-item>
      </text:list>
      <text:h text:style-name="P1" text:outline-level="4">Κοινωνικό Όφελος</text:h>
      <text:p text:style-name="Text_20_body">Η καινοτομία του "Feel the Sound" έγκειται στην <text:span text:style-name="T1">προσβασιμότητα</text:span>. Επιτρέπει σε μαθητές με δυσκολίες στην ομιλία ή την κίνηση να "παίξουν" με το φως χρησιμοποιώντας μόνο τη φωνή τους ή την προσέγγιση του χεριού τους, ενισχύοντας την αυτονομία και τη συμπερίληψή τους στο ψηφιακό γίγνεσθα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3T11:54:10.681629100</meta:creation-date>
    <dc:date>2026-01-23T13:16:43.323633000</dc:date>
    <meta:editing-duration>PT1H12M16S</meta:editing-duration>
    <meta:editing-cycles>1</meta:editing-cycles>
    <meta:document-statistic meta:table-count="0" meta:image-count="0" meta:object-count="0" meta:page-count="1" meta:paragraph-count="16" meta:word-count="314" meta:character-count="2221" meta:non-whitespace-character-count="1927"/>
    <meta:generator>LibreOffice/25.2.7.2$Windows_X86_64 LibreOffice_project/5cbfd1ab6520636bb5f7b99185aa69bd7456825d</meta:generator>
  </office:meta>
</office:document-meta>
</file>